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503cm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!</text:span><text:span text:style-name="T2">DOCTYPE</text:span> <text:span text:style-name="T3">html</text:span><text:span text:style-name="T1">&gt;</text:span></text:p>
      <text:p text:style-name="P1"><text:span text:style-name="T1">&lt;</text:span><text:span text:style-name="T2">html</text:span> <text:span text:style-name="T3">lang</text:span>=<text:span text:style-name="T4">"pt-BR"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1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1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1"><text:span text:style-name="T1">&lt;</text:span><text:span text:style-name="T2">title</text:span><text:span text:style-name="T1">&gt;</text:span>Página de Contato<text:span text:style-name="T1">&lt;/</text:span><text:span text:style-name="T2">title</text:span><text:span text:style-name="T1">&gt;</text:span></text:p>
      <text:p text:style-name="P1"><text:span text:style-name="T1">&lt;</text:span><text:span text:style-name="T2">link</text:span> <text:span text:style-name="T3">rel</text:span>=<text:span text:style-name="T4">"stylesheet"</text:span> <text:span text:style-name="T3">href</text:span>=<text:span text:style-name="T4">"teste.css"</text:span><text:span text:style-name="T1">&gt;</text:span></text:p>
      <text:p text:style-name="P3">&lt;!-- Ícones do Font Awesome --&gt;</text:p>
      <text:p text:style-name="P1"><text:span text:style-name="T1">&lt;</text:span><text:span text:style-name="T2">link</text:span> <text:span text:style-name="T3">rel</text:span>=<text:span text:style-name="T4">"stylesheet"</text:span> <text:span text:style-name="T3">href</text:span>=<text:span text:style-name="T4">"https://cdnjs.cloudflare.com/ajax/libs/font-awesome/6.4.0/css/all.min.css"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1"><text:span text:style-name="T1">&lt;</text:span><text:span text:style-name="T2">header</text:span> <text:span text:style-name="T3">class</text:span>=<text:span text:style-name="T4">"topo"</text:span><text:span text:style-name="T1">&gt;</text:span></text:p>
      <text:p text:style-name="P1"><text:span text:style-name="T1">&lt;</text:span><text:span text:style-name="T2">h2</text:span><text:span text:style-name="T1">&gt;</text:span>Tech4U<text:span text:style-name="T1">&lt;/</text:span><text:span text:style-name="T2">h2</text:span><text:span text:style-name="T1">&gt;</text:span></text:p>
      <text:p text:style-name="P1"><text:span text:style-name="T1">&lt;</text:span><text:span text:style-name="T2">nav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index.html"</text:span><text:span text:style-name="T1">&gt;</text:span>Início<text:span text:style-name="T1">&lt;/</text:span><text:span text:style-name="T2">a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produtos.html"</text:span><text:span text:style-name="T1">&gt;</text:span>Produtos<text:span text:style-name="T1">&lt;/</text:span><text:span text:style-name="T2">a</text:span><text:span text:style-name="T1">&gt;</text:span></text:p>
      <text:p text:style-name="P1"><text:span text:style-name="T1">&lt;</text:span><text:span text:style-name="T2">a</text:span> <text:span text:style-name="T3">class</text:span>=<text:span text:style-name="T4">"ativo"</text:span> <text:span text:style-name="T3">href</text:span>=<text:span text:style-name="T4">"formulario.html"</text:span><text:span text:style-name="T1">&gt;</text:span>Contato<text:span text:style-name="T1">&lt;/</text:span><text:span text:style-name="T2">a</text:span><text:span text:style-name="T1">&gt;</text:span></text:p>
      <text:p text:style-name="P1"><text:span text:style-name="T1">&lt;/</text:span><text:span text:style-name="T2">nav</text:span><text:span text:style-name="T1">&gt;</text:span></text:p>
      <text:p text:style-name="P1"><text:span text:style-name="T1">&lt;/</text:span><text:span text:style-name="T2">header</text:span><text:span text:style-name="T1">&gt;</text:span></text:p>
      <text:p text:style-name="P4"/>
      <text:p text:style-name="P1"><text:span text:style-name="T1">&lt;</text:span><text:span text:style-name="T2">main</text:span> <text:span text:style-name="T3">class</text:span>=<text:span text:style-name="T4">"contato-container"</text:span><text:span text:style-name="T1">&gt;</text:span></text:p>
      <text:p text:style-name="P3">&lt;!-- Coluna esquerda --&gt;</text:p>
      <text:p text:style-name="P1"><text:span text:style-name="T1">&lt;</text:span><text:span text:style-name="T2">div</text:span> <text:span text:style-name="T3">class</text:span>=<text:span text:style-name="T4">"info"</text:span><text:span text:style-name="T1">&gt;</text:span></text:p>
      <text:p text:style-name="P1"><text:span text:style-name="T1">&lt;</text:span><text:span text:style-name="T2">h2</text:span><text:span text:style-name="T1">&gt;</text:span>Conheça a <text:span text:style-name="T1">&lt;</text:span><text:span text:style-name="T2">span</text:span><text:span text:style-name="T1">&gt;</text:span>Tech4U<text:span text:style-name="T1">&lt;/</text:span><text:span text:style-name="T2">span</text:span><text:span text:style-name="T1">&gt;</text:span> nas redes sociais!<text:span text:style-name="T1">&lt;/</text:span><text:span text:style-name="T2">h2</text:span><text:span text:style-name="T1">&gt;</text:span></text:p>
      <text:p text:style-name="P1"><text:span text:style-name="T1">&lt;</text:span><text:span text:style-name="T2">div</text:span> <text:span text:style-name="T3">class</text:span>=<text:span text:style-name="T4">"redes-sociais"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<text:span text:style-name="T1">&gt;&lt;</text:span><text:span text:style-name="T2">i</text:span> <text:span text:style-name="T3">class</text:span>=<text:span text:style-name="T4">"fa-brands fa-instagram"</text:span><text:span text:style-name="T1">&gt;&lt;/</text:span><text:span text:style-name="T2">i</text:span><text:span text:style-name="T1">&gt;&lt;/</text:span><text:span text:style-name="T2">a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<text:span text:style-name="T1">&gt;&lt;</text:span><text:span text:style-name="T2">i</text:span> <text:span text:style-name="T3">class</text:span>=<text:span text:style-name="T4">"fa-brands fa-youtube"</text:span><text:span text:style-name="T1">&gt;&lt;/</text:span><text:span text:style-name="T2">i</text:span><text:span text:style-name="T1">&gt;&lt;/</text:span><text:span text:style-name="T2">a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<text:span text:style-name="T1">&gt;&lt;</text:span><text:span text:style-name="T2">i</text:span> <text:span text:style-name="T3">class</text:span>=<text:span text:style-name="T4">"fa-brands fa-whatsapp"</text:span><text:span text:style-name="T1">&gt;&lt;/</text:span><text:span text:style-name="T2">i</text:span><text:span text:style-name="T1">&gt;&lt;/</text:span><text:span text:style-name="T2">a</text:span><text:span text:style-name="T1">&gt;</text:span></text:p>
      <text:p text:style-name="P1"><text:span text:style-name="T1">&lt;</text:span><text:span text:style-name="T2">a</text:span> <text:span text:style-name="T3">href</text:span>=<text:span text:style-name="T4">"#"</text:span><text:span text:style-name="T1">&gt;&lt;</text:span><text:span text:style-name="T2">i</text:span> <text:span text:style-name="T3">class</text:span>=<text:span text:style-name="T4">"fa-brands fa-facebook"</text:span><text:span text:style-name="T1">&gt;&lt;/</text:span><text:span text:style-name="T2">i</text:span><text:span text:style-name="T1">&gt;&lt;/</text:span><text:span text:style-name="T2">a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4"/>
      <text:p text:style-name="P3">&lt;!-- Coluna direita --&gt;</text:p>
      <text:p text:style-name="P1"><text:span text:style-name="T1">&lt;</text:span><text:span text:style-name="T2">div</text:span> <text:span text:style-name="T3">class</text:span>=<text:span text:style-name="T4">"formulario"</text:span><text:span text:style-name="T1">&gt;</text:span></text:p>
      <text:p text:style-name="P1"><text:span text:style-name="T1">&lt;</text:span><text:span text:style-name="T2">h2</text:span><text:span text:style-name="T1">&gt;</text:span>Formulário de Contato<text:span text:style-name="T1">&lt;/</text:span><text:span text:style-name="T2">h2</text:span><text:span text:style-name="T1">&gt;</text:span></text:p>
      <text:p text:style-name="P1"><text:span text:style-name="T1">&lt;</text:span><text:span text:style-name="T2">form</text:span> <text:span text:style-name="T3">action</text:span>=<text:span text:style-name="T4">"#"</text:span> <text:span text:style-name="T3">method</text:span>=<text:span text:style-name="T4">"post"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nome"</text:span><text:span text:style-name="T1">&gt;</text:span>Nome: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text"</text:span> <text:span text:style-name="T3">id</text:span>=<text:span text:style-name="T4">"nome"</text:span> <text:span text:style-name="T3">name</text:span>=<text:span text:style-name="T4">"nome"</text:span> <text:span text:style-name="T3">required</text:span><text:span text:style-name="T1">&gt;</text:span></text:p>
      <text:p text:style-name="P4"/>
      <text:p text:style-name="P1"><text:span text:style-name="T1">&lt;</text:span><text:span text:style-name="T2">label</text:span> <text:span text:style-name="T3">for</text:span>=<text:span text:style-name="T4">"email"</text:span><text:span text:style-name="T1">&gt;</text:span>E-mail: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email"</text:span> <text:span text:style-name="T3">id</text:span>=<text:span text:style-name="T4">"email"</text:span> <text:span text:style-name="T3">name</text:span>=<text:span text:style-name="T4">"email"</text:span> <text:span text:style-name="T3">required</text:span><text:span text:style-name="T1">&gt;</text:span></text:p>
      <text:p text:style-name="P4"/>
      <text:p text:style-name="P1"><text:span text:style-name="T1">&lt;</text:span><text:span text:style-name="T2">label</text:span> <text:span text:style-name="T3">for</text:span>=<text:span text:style-name="T4">"assunto"</text:span><text:span text:style-name="T1">&gt;</text:span>Assunto:<text:span text:style-name="T1">&lt;/</text:span><text:span text:style-name="T2">label</text:span><text:span text:style-name="T1">&gt;</text:span></text:p>
      <text:p text:style-name="P1"><text:span text:style-name="T1">&lt;</text:span><text:span text:style-name="T2">textarea</text:span> <text:span text:style-name="T3">id</text:span>=<text:span text:style-name="T4">"assunto"</text:span> <text:span text:style-name="T3">name</text:span>=<text:span text:style-name="T4">"assunto"</text:span> <text:span text:style-name="T3">rows</text:span>=<text:span text:style-name="T4">"4"</text:span> <text:span text:style-name="T3">required</text:span><text:span text:style-name="T1">&gt;&lt;/</text:span><text:span text:style-name="T2">textarea</text:span><text:span text:style-name="T1">&gt;</text:span></text:p>
      <text:p text:style-name="P4"/>
      <text:p text:style-name="P1"><text:span text:style-name="T1">&lt;</text:span><text:span text:style-name="T2">button</text:span> <text:span text:style-name="T3">type</text:span>=<text:span text:style-name="T4">"submit"</text:span><text:span text:style-name="T1">&gt;</text:span>Enviar<text:span text:style-name="T1">&lt;/</text:span><text:span text:style-name="T2">button</text:span><text:span text:style-name="T1">&gt;</text:span></text:p>
      <text:p text:style-name="P1"><text:span text:style-name="T1">&lt;/</text:span><text:span text:style-name="T2">form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main</text:span><text:span text:style-name="T1">&gt;</text:span></text:p>
      <text:p text:style-name="P1"><text:soft-page-break/><text:span text:style-name="T1">&lt;</text:span><text:span text:style-name="T2">footer</text:span><text:span text:style-name="T1">&gt;</text:span></text:p>
      <text:p text:style-name="P1"><text:span text:style-name="T1">&lt;</text:span><text:span text:style-name="T2">p</text:span><text:span text:style-name="T1">&gt;</text:span>© 2025 Meus Direitos Reservados<text:span text:style-name="T1">&lt;/</text:span><text:span text:style-name="T2">p</text:span><text:span text:style-name="T1">&gt;</text:span></text:p>
      <text:p text:style-name="P1"><text:span text:style-name="T1">&lt;/</text:span><text:span text:style-name="T2">footer</text:span><text:span text:style-name="T1">&gt;</text:span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P2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30T10:49:05.650038632</meta:creation-date>
    <dc:date>2025-09-30T10:49:34.216798901</dc:date>
    <meta:editing-duration>PT29S</meta:editing-duration>
    <meta:editing-cycles>1</meta:editing-cycles>
    <meta:document-statistic meta:table-count="0" meta:image-count="0" meta:object-count="0" meta:page-count="2" meta:paragraph-count="49" meta:word-count="125" meta:character-count="1414" meta:non-whitespace-character-count="1341"/>
    <meta:generator>LibreOffice/24.2.7.2$Linux_X86_64 LibreOffice_project/420$Build-2</meta:generator>
  </office:meta>
</office:document-meta>
</file>